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299e" officeooo:paragraph-rsid="000d299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f152" officeooo:paragraph-rsid="0013f15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ef9f9" officeooo:paragraph-rsid="000ef9f9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299e" officeooo:paragraph-rsid="000d299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cb87" officeooo:paragraph-rsid="0014cb87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e92c" officeooo:paragraph-rsid="0015e92c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e92c" officeooo:paragraph-rsid="0015e9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8ee1" officeooo:paragraph-rsid="00178e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8ee1" officeooo:paragraph-rsid="00178ee1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0ecc7" officeooo:paragraph-rsid="0010ecc7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1baa4" officeooo:paragraph-rsid="0011baa4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11baa4" officeooo:paragraph-rsid="0011baa4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fo:font-weight="bold" officeooo:rsid="0012b0dc" officeooo:paragraph-rsid="0012b0dc" style:font-weight-asian="bold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bold" officeooo:rsid="0013d865" officeooo:paragraph-rsid="0013d865" style:font-weight-asian="bold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13f152" officeooo:paragraph-rsid="0013f152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ecc7" officeooo:paragraph-rsid="0010ecc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5e92c" officeooo:paragraph-rsid="0015e92c" style:font-size-asian="10.5pt" style:font-weight-asian="bold" style:font-size-complex="12pt" style:font-weight-complex="bold"/>
    </style:style>
    <style:style style:name="T1" style:family="text">
      <style:text-properties officeooo:rsid="000ef9f9"/>
    </style:style>
    <style:style style:name="T2" style:family="text">
      <style:text-properties officeooo:rsid="0012b0d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crosoft <text:span text:style-name="T1">Certified: Power Bi Data Analyst Associate – Notes from Video</text:span></text:p>
      <text:p text:style-name="P1"/>
      <text:p text:style-name="P3">DA-100 Exam Outline:</text:p>
      <text:p text:style-name="P3"/>
      <text:p text:style-name="P3">- Prepare the data (20 – 25%)</text:p>
      <text:list xml:id="list1369425407" text:style-name="L1">
        <text:list-item>
          <text:p text:style-name="P10">Getting data from different sources</text:p>
          <text:list>
            <text:list-item>
              <text:p text:style-name="P16">Databases</text:p>
            </text:list-item>
            <text:list-item>
              <text:p text:style-name="P16">Share-point lists</text:p>
            </text:list-item>
            <text:list-item>
              <text:p text:style-name="P16">Excel files</text:p>
            </text:list-item>
          </text:list>
        </text:list-item>
        <text:list-item>
          <text:p text:style-name="P10">Analysing what a distribution looks like and determine errors in the data</text:p>
        </text:list-item>
      </text:list>
      <text:p text:style-name="P3">- Model the data (25 – 30%)</text:p>
      <text:list xml:id="list3697105164" text:style-name="L2">
        <text:list-item>
          <text:p text:style-name="P11">Design of the data model</text:p>
        </text:list-item>
        <text:list-item>
          <text:p text:style-name="P11">Configure relationships and create measures using DAX (Data Analysis Expressions)</text:p>
        </text:list-item>
      </text:list>
      <text:p text:style-name="P3">- Visualize the data (20 – 25%)</text:p>
      <text:list xml:id="list3463324671" text:style-name="L3">
        <text:list-item>
          <text:p text:style-name="P12">Creating reports</text:p>
        </text:list-item>
        <text:list-item>
          <text:p text:style-name="P12">Creating dashboards</text:p>
        </text:list-item>
        <text:list-item>
          <text:p text:style-name="P12">Learn how to add tooltips and bookmarks <text:span text:style-name="T2">to enhance your reports</text:span></text:p>
        </text:list-item>
        <text:list-item>
          <text:p text:style-name="P13">Filters also make up a large part of this</text:p>
        </text:list-item>
      </text:list>
      <text:p text:style-name="P3">- Analyse the data (10 – 15%)</text:p>
      <text:list xml:id="list3690008409" text:style-name="L4">
        <text:list-item>
          <text:p text:style-name="P14">How to enhance reports to derive useful insights</text:p>
        </text:list-item>
        <text:list-item>
          <text:p text:style-name="P14">How to make the reports interactive</text:p>
        </text:list-item>
        <text:list-item>
          <text:p text:style-name="P14">Look at the AI functionalities added to PowerBI</text:p>
        </text:list-item>
      </text:list>
      <text:p text:style-name="P3">- Deploy and maintain deliverables (10 – 15%)</text:p>
      <text:list xml:id="list3414319688" text:style-name="L5">
        <text:list-item>
          <text:p text:style-name="P15">Workspaces</text:p>
        </text:list-item>
        <text:list-item>
          <text:p text:style-name="P15">Deployment pipelines</text:p>
        </text:list-item>
        <text:list-item>
          <text:p text:style-name="P15">How to set up subscriptions</text:p>
        </text:list-item>
        <text:list-item>
          <text:p text:style-name="P15">Setting up a scheduled refresh</text:p>
        </text:list-item>
      </text:list>
      <text:p text:style-name="P2"/>
      <text:p text:style-name="P2"/>
      <text:p text:style-name="P5">General Concepts</text:p>
      <text:p text:style-name="P5"/>
      <text:p text:style-name="P6">Power Query M</text:p>
      <text:p text:style-name="P6"/>
      <text:p text:style-name="P6"/>
      <text:p text:style-name="P6">DAX (Data Analysis Expressions)</text:p>
      <text:p text:style-name="P7">Over 250 functions</text:p>
      <text:p text:style-name="P7"/>
      <text:p text:style-name="P7">Created in the <text:span text:style-name="T3">report/table view</text:span></text:p>
      <text:p text:style-name="P17"/>
      <text:p text:style-name="P7">Helps you <text:span text:style-name="T3">create new information from data already in your model</text:span></text:p>
      <text:p text:style-name="P17"/>
      <text:p text:style-name="P7">Through formulas similar in Excel. <text:span text:style-name="T3">Used to create measures</text:span> and <text:span text:style-name="T3">calculated columns</text:span></text:p>
      <text:p text:style-name="P17"/>
      <text:p text:style-name="P8">Most common functions:</text:p>
      <text:p text:style-name="P9">CALCULATE()</text:p>
      <text:p text:style-name="P9">SUMMARIZE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8T16:14:23.197000000</meta:creation-date>
    <meta:generator>LibreOffice/7.3.5.2$Windows_X86_64 LibreOffice_project/184fe81b8c8c30d8b5082578aee2fed2ea847c01</meta:generator>
    <dc:date>2022-08-18T22:57:01.640000000</dc:date>
    <meta:editing-duration>PT33M46S</meta:editing-duration>
    <meta:editing-cycles>8</meta:editing-cycles>
    <meta:document-statistic meta:table-count="0" meta:image-count="0" meta:object-count="0" meta:page-count="1" meta:paragraph-count="35" meta:word-count="203" meta:character-count="1175" meta:non-whitespace-character-count="1019"/>
  </office:meta>
</office:document-meta>
</file>